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1T11:00:00</dc:date>
          </delta:change-info>
        </delta:change-transaction>
      </delta:tracked-changes>
      <text:h text:outline-level="1" text:style-name="P1">Simple Text Deletion</text:h>
      <text:p text:style-name="P2">In this example, the text between the square brackets will be deleted. [<delta:removed-content delta:removal-change-idref="D"><text:span text:style-name="T1">This will be deleted</text:span></delta:removed-content>] No other changes will be made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1:56:28</dc:date>
    <meta:creation-date>2010-06-17T17:22:40</meta:creation-date>
    <dc:creator>Tristan Mitchell</dc:creator>
  </office:meta>
</office:document-meta>
</file>